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689in"/>
    </style:style>
    <style:style style:name="co3" style:family="table-column">
      <style:table-column-properties fo:break-before="auto" style:column-width="2.086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HabRit</text:p>
          </table:table-cell>
          <table:table-cell table:style-name="ce1" office:value-type="string">
            <text:p>Season 3</text:p>
          </table:table-cell>
          <table:table-cell office:value-type="string">
            <text:p>BOTW mostly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pisode #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s://www.twitch.tv/videos/247698664</text:p>
          </table:table-cell>
          <table:table-cell office:value-type="string">
            <text:p>https://www.twitch.tv/videos/247698686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https://www.twitch.tv/videos/247700330</text:p>
          </table:table-cell>
          <table:table-cell office:value-type="string">
            <text:p>https://www.twitch.tv/videos/24770036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ttps://www.twitch.tv/videos/247777855</text:p>
          </table:table-cell>
          <table:table-cell office:value-type="string">
            <text:p>https://www.twitch.tv/videos/247777885</text:p>
          </table:table-cell>
          <table:table-cell/>
          <table:table-cell office:value-type="string">
            <text:p>5-2 is Pokken Tournament DX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https://www.twitch.tv/videos/247805312</text:p>
          </table:table-cell>
          <table:table-cell office:value-type="string">
            <text:p>https://www.twitch.tv/videos/247805364</text:p>
          </table:table-cell>
          <table:table-cell office:value-type="string">
            <text:p>https://www.twitch.tv/videos/247805443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https://www.twitch.tv/videos/247880668</text:p>
          </table:table-cell>
          <table:table-cell office:value-type="string">
            <text:p>https://www.twitch.tv/videos/247880682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https://www.twitch.tv/videos/247889801</text:p>
          </table:table-cell>
          <table:table-cell office:value-type="string">
            <text:p>https://www.twitch.tv/videos/247889841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https://www.twitch.tv/videos/247939206</text:p>
          </table:table-cell>
          <table:table-cell office:value-type="string">
            <text:p>https://www.twitch.tv/videos/248290448</text:p>
          </table:table-cell>
          <table:table-cell/>
          <table:table-cell office:value-type="string">
            <text:p>Game: REH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RAW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s://www.twitch.tv/videos/21018969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s://www.twitch.tv/videos/210189763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s://www.twitch.tv/videos/21018984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s://www.twitch.tv/videos/21018991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ttps://www.twitch.tv/videos/21018999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ttps://www.twitch.tv/videos/21616115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ttps://www.twitch.tv/videos/21399448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ttps://www.twitch.tv/videos/21614107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ttps://www.twitch.tv/videos/22248001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ttps://www.twitch.tv/videos/22249167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ttps://www.twitch.tv/videos/22285369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ttps://www.twitch.tv/videos/22521469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ttps://www.twitch.tv/videos/229748718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ttps://www.twitch.tv/videos/229748762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ttps://www.twitch.tv/videos/243368789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ttps://www.twitch.tv/videos/24336880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ttps://www.twitch.tv/videos/243394455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https://www.twitch.tv/videos/243627305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https://www.twitch.tv/videos/24752221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Smackdown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s://www.twitch.tv/videos/21043113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s://www.twitch.tv/videos/21116755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s://www.twitch.tv/videos/21116769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s://www.twitch.tv/videos/211167786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ttps://www.twitch.tv/videos/211167866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ttps://www.twitch.tv/videos/21435999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ttps://www.twitch.tv/videos/213914289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ttps://www.twitch.tv/videos/216142956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ttps://www.twitch.tv/videos/22286820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ttps://www.twitch.tv/videos/222885558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ttps://www.twitch.tv/videos/22290665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ttps://www.twitch.tv/videos/22545685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ttps://www.twitch.tv/videos/22974858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ttps://www.twitch.tv/videos/22974862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ttps://www.twitch.tv/videos/24337165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ttps://www.twitch.tv/videos/243371681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ttps://www.twitch.tv/videos/243383915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ttps://www.twitch.tv/videos/243383932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https://www.twitch.tv/videos/247522137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5/17/2018</text:date>, <text:time>14:5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4:35:02.49</meta:creation-date>
    <meta:generator>OpenOffice/4.1.4$Win32 OpenOffice.org_project/414m5$Build-9788</meta:generator>
    <dc:date>2018-05-17T14:50:20</dc:date>
    <meta:editing-duration>PT15M17S</meta:editing-duration>
    <meta:editing-cycles>5</meta:editing-cycles>
    <meta:document-statistic meta:table-count="3" meta:cell-count="114" meta:object-count="0"/>
  </office:meta>
</office:document-meta>
</file>